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.1000003814697pt"/>
    </style:style>
    <style:style style:name="P6" style:family="paragraph">
      <loext:graphic-properties draw:fill-color="#ffffff"/>
      <style:text-properties fo:font-size="26.8999996185303pt"/>
    </style:style>
    <style:style style:name="P7" style:family="paragraph">
      <loext:graphic-properties draw:fill-color="#ffffff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1" style:font-size-asian="48pt" style:font-style-asian="normal" style:font-weight-asian="bold" style:font-name-complex="AR PL ShanHeiSun Uni1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69cm" svg:y="1.538cm" presentation:class="title" presentation:user-transformed="true">
          <draw:text-box>
            <text:p text:style-name="P1"><text:span text:style-name="T1">10T1:</text:span><text:span text:style-name="T2"> Beyond </text:span><text:span text:style-name="T2"><text:line-break/></text:span><text:span text:style-name="T2">Audio Signal Processing </text:span><text:span text:style-name="T2"><text:line-break/></text:span><text:span text:style-name="T2">in Music Applications</text:span></text:p>
          </draw:text-box>
        </draw:frame>
        <draw:custom-shape draw:name="Text Box 2" draw:style-name="gr1" draw:text-style-name="P5" draw:layer="layout" svg:width="15.452cm" svg:height="5.582cm" svg:x="5.613cm" svg:y="11.724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699cm" svg:y="0.336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399cm" svg:y="3.913cm" presentation:class="outline" presentation:user-transformed="true">
          <draw:text-box>
            <text:list text:style-name="L3">
              <text:list-item>
                <text:p>Audio signal processing beyond this course</text:p>
              </text:list-item>
              <text:list-item>
                <text:p>Beyond audio signal processing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3.376cm" svg:height="3.18cm" svg:x="0.754cm" svg:y="0.658cm" presentation:class="title" presentation:user-transformed="true">
          <draw:text-box>
            <text:p>Audio signal processing beyond this course</text:p>
          </draw:text-box>
        </draw:frame>
        <draw:frame presentation:style-name="pr6" draw:layer="layout" svg:width="22.859cm" svg:height="12.446cm" svg:x="1.271cm" svg:y="4.618cm" presentation:class="outline" presentation:user-transformed="true">
          <draw:text-box>
            <text:list text:style-name="L3">
              <text:list-item>
                <text:p>Detection/estimation of sinusoids</text:p>
              </text:list-item>
              <text:list-item>
                <text:p>Partial tracking</text:p>
              </text:list-item>
              <text:list-item>
                <text:p>Transient modeling</text:p>
              </text:list-item>
              <text:list-item>
                <text:p>Multiresolution </text:p>
              </text:list-item>
              <text:list-item>
                <text:p>Residual analysis/modeling</text:p>
              </text:list-item>
              <text:list-item>
                <text:p>Synthesis of sinusoids and noise</text:p>
                <text:p/>
              </text:list-item>
              <text:list-item>
                <text:p>Other sound modeling approach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4.384cm" svg:height="3.18cm" svg:x="0.754cm" svg:y="0.258cm" presentation:class="title" presentation:user-transformed="true">
          <draw:text-box>
            <text:p>Beyond audio signal processing</text:p>
          </draw:text-box>
        </draw:frame>
        <draw:frame presentation:style-name="pr6" draw:layer="layout" svg:width="22.859cm" svg:height="14.342cm" svg:x="1.37cm" svg:y="3.438cm" presentation:class="outline" presentation:user-transformed="true">
          <draw:text-box>
            <text:list text:style-name="L3">
              <text:list-item>
                <text:p>Other music signals/data</text:p>
                <text:list>
                  <text:list-item>
                    <text:p>Scores, lyrics</text:p>
                  </text:list-item>
                  <text:list-item>
                    <text:p>Gestures, video</text:p>
                  </text:list-item>
                  <text:list-item>
                    <text:p>Contextual and community information</text:p>
                  </text:list-item>
                </text:list>
              </text:list-item>
              <text:list-item>
                <text:p>Data processing methods</text:p>
                <text:list>
                  <text:list-item>
                    <text:p>Statistical analysis</text:p>
                  </text:list-item>
                  <text:list-item>
                    <text:p>Pattern analysis</text:p>
                  </text:list-item>
                  <text:list-item>
                    <text:p>Machine learning </text:p>
                  </text:list-item>
                </text:list>
              </text:list-item>
              <text:list-item>
                <text:p>Semantic technologies</text:p>
                <text:list>
                  <text:list-item>
                    <text:p>Network analysis</text:p>
                  </text:list-item>
                  <text:list-item>
                    <text:p>Ontologies</text:p>
                  </text:list-item>
                </text:list>
              </text:list-item>
              <text:list-item>
                <text:p>User-centered studies</text:p>
                <text:list>
                  <text:list-item>
                    <text:p>Perception and cognition</text:p>
                  </text:list-item>
                  <text:list-item>
                    <text:p>Human-computer inte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6" draw:text-style-name="P8" draw:layer="layout" svg:width="24.13cm" svg:height="14.986cm" svg:x="0.508cm" svg:y="3.048cm" presentation:class="outline" presentation:user-transformed="true">
          <draw:text-box>
            <text:list text:style-name="L3">
              <text:list-item>
                <text:p><text:span text:style-name="T5"><text:a xlink:href="http://mtg.upf.edu/technologies/sms" xlink:type="simple">http://mtg.upf.edu/technologies/sms</text:a></text:span></text:p>
              </text:list-item>
              <text:list-item>
                <text:p><text:span text:style-name="T5"><text:s/>“</text:span><text:span text:style-name="T5">Roadmap for Music Information ReSearch": </text:span><text:span text:style-name="T5"><text:a xlink:href="http://mtg.upf.edu/node/2737" xlink:type="simple">http://mtg.upf.edu/node/2737</text:a></text:span></text:p>
              </text:list-item>
              <text:list-item>
                <text:p><text:span text:style-name="T5"><text:a xlink:href="http://en.wikipedia.org/wiki/Statistics" xlink:type="simple">http://en.wikipedia.org/wiki/Statistics</text:a></text:span></text:p>
              </text:list-item>
              <text:list-item>
                <text:p><text:span text:style-name="T5"><text:a xlink:href="http://en.wikipedia.org/wiki/Machine_learning" xlink:type="simple">http://en.wikipedia.org/wiki/Machine_learning</text:a></text:span></text:p>
              </text:list-item>
              <text:list-item>
                <text:p><text:span text:style-name="T5"><text:a xlink:href="http://en.wikipedia.org/wiki/Knowledge_representation_and_reasoning" xlink:type="simple">http://en.wikipedia.org/wiki/Knowledge_representation_and_reasoning</text:a></text:span></text:p>
              </text:list-item>
              <text:list-item>
                <text:p><text:span text:style-name="T5"><text:a xlink:href="http://en.wikipedia.org/wiki/Music_psychology" xlink:type="simple">http://en.wikipedia.org/wiki/Music_psychology</text:a></text:span></text:p>
              </text:list-item>
              <text:list-item>
                <text:p><text:span text:style-name="T5"><text:a xlink:href="http://en.wikipedia.org/wiki/Human-computer_interaction" xlink:type="simple">http://en.wikipedia.org/wiki/Human-computer_interaction</text:a></text:span></text:p>
              </text:list-item>
              <text:list-item>
                <text:p><text:span text:style-name="T5">Slides released under CC Attribution-Noncommercial-Share Alike license and available from </text:span><text:span text:style-name="T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69cm" svg:y="1.538cm" presentation:class="title" presentation:user-transformed="true">
          <draw:text-box>
            <text:p text:style-name="P1"><text:span text:style-name="T1">10T1:</text:span><text:span text:style-name="T2"> Beyond </text:span><text:span text:style-name="T2"><text:line-break/></text:span><text:span text:style-name="T2">Audio Signal Processing </text:span><text:span text:style-name="T2"><text:line-break/></text:span><text:span text:style-name="T2">in Music Applications</text:span></text:p>
          </draw:text-box>
        </draw:frame>
        <draw:custom-shape draw:name="Text Box 2" draw:style-name="gr1" draw:text-style-name="P5" draw:layer="layout" svg:width="15.452cm" svg:height="5.582cm" svg:x="5.613cm" svg:y="11.724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99cm" fo:text-indent="0cm"/>
      <style:text-properties fo:font-size="24.1000003814697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9cm" svg:x="1.27cm" svg:y="4.456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5cm" svg:y="17.3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2.984cm" svg:height="3.506cm" svg:x="1.399cm" svg:y="0.836cm" presentation:class="title" presentation:placeholder="true">
        <draw:text-box/>
      </draw:frame>
      <draw:frame presentation:style-name="UPF-master-outline1" draw:layer="backgroundobjects" svg:width="22.73cm" svg:height="11.04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43:11.344060000</dc:date>
    <dc:creator>xavier serra</dc:creator>
    <meta:generator>LibreOffice/5.0.5.2$MacOSX_X86_64 LibreOffice_project/55b006a02d247b5f7215fc6ea0fde844b30035b3</meta:generator>
    <meta:editing-duration>P2DT17H17M52S</meta:editing-duration>
    <meta:editing-cycles>40</meta:editing-cycles>
    <meta:document-statistic meta:object-count="56"/>
  </office:meta>
</office:document-meta>
</file>